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fo:font-size="11pt" style:font-size-asian="11pt" style:font-size-complex="11pt"/>
    </style:style>
    <style:style style:name="P2" style:family="paragraph" style:parent-style-name="Text_20_body">
      <style:text-properties fo:font-size="11pt" style:font-size-asian="11pt" style:font-size-complex="11pt"/>
    </style:style>
    <style:style style:name="P3" style:family="paragraph" style:parent-style-name="Text_20_body">
      <style:paragraph-properties fo:margin-top="0cm" fo:margin-bottom="0.282cm" style:contextual-spacing="false" fo:line-height="116%"/>
      <style:text-properties style:font-size-asian="11pt" style:font-size-complex="11pt"/>
    </style:style>
    <style:style style:name="P4" style:family="paragraph" style:parent-style-name="Preformatted_20_Text">
      <style:text-properties style:font-name="Carlito" fo:font-size="11pt" style:font-size-asian="11pt" style:font-size-complex="11pt"/>
    </style:style>
    <style:style style:name="P5" style:family="paragraph" style:parent-style-name="Preformatted_20_Text">
      <style:text-properties style:font-name="Carlito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="Carlito" fo:font-size="14pt" style:font-size-asian="14pt" style:font-size-complex="14pt"/>
    </style:style>
    <style:style style:name="T2" style:family="text">
      <style:text-properties style:font-name="Carli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>Explain template inheritance in Django.</text:span></text:span></text:h>
      <text:p text:style-name="P2"><text:span text:style-name="Strong_20_Emphasis"><text:span text:style-name="T2">Answer:</text:span></text:span><text:span text:style-name="T2"><text:line-break/>Template inheritance allows you to define a base template (e.g., </text:span><text:span text:style-name="Source_20_Text"><text:span text:style-name="T2">base.html</text:span></text:span><text:span text:style-name="T2">) with common layout (header, footer), and child templates can extend it and override specific blocks.</text:span></text:p>
      <text:p text:style-name="P3"><text:span text:style-name="T2">This keeps your code </text:span><text:span text:style-name="Strong_20_Emphasis"><text:span text:style-name="T2">DRY (Don’t Repeat Yourself)</text:span></text:span><text:span text:style-name="T2">.</text:span></text:p>
      <text:p text:style-name="P2"><text:span text:style-name="Strong_20_Emphasis"><text:span text:style-name="T2">base.html:</text:span></text:span></text:p>
      <text:p text:style-name="P4">&lt;html&gt;</text:p>
      <text:p text:style-name="P4"><text:s text:c="2"/>&lt;head&gt;</text:p>
      <text:p text:style-name="P4"><text:s text:c="4"/>&lt;title&gt;{% block title %}My Site{% endblock %}&lt;/title&gt;</text:p>
      <text:p text:style-name="P4"><text:s text:c="2"/>&lt;/head&gt;</text:p>
      <text:p text:style-name="P4"><text:s text:c="2"/>&lt;body&gt;</text:p>
      <text:p text:style-name="P4"><text:s text:c="4"/>{% block content %}{% endblock %}</text:p>
      <text:p text:style-name="P4"><text:s text:c="2"/>&lt;/body&gt;</text:p>
      <text:p text:style-name="P4">&lt;/html&gt;</text:p>
      <text:p text:style-name="P4"/>
      <text:p text:style-name="P5">home.html:</text:p>
      <text:p text:style-name="P5"/>
      <text:p text:style-name="P4">{% extends 'base.html' %}</text:p>
      <text:p text:style-name="P4"/>
      <text:p text:style-name="P4">{% block title %}Home{% endblock %}</text:p>
      <text:p text:style-name="P4"/>
      <text:p text:style-name="P4">{% block content %}</text:p>
      <text:p text:style-name="P4"><text:s text:c="2"/>&lt;h1&gt;Welcome to Home Page&lt;/h1&gt;</text:p>
      <text:p text:style-name="P4">{% endblock %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arlito" svg:font-family="Carlito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rlito" fo:font-size="11pt" fo:language="en" fo:country="IN" style:letter-kerning="true" style:font-name-asian="Aptos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" fo:font-family="Carlito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Aptos" fo:font-family="Aptos" style:font-family-generic="roman" style:font-pitch="variable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6</meta:editing-cycles>
    <meta:creation-date>2025-06-16T14:44:11.283074600</meta:creation-date>
    <meta:editing-duration>PT5M58S</meta:editing-duration>
    <meta:generator>LibreOffice/25.2.4.3$Windows_X86_64 LibreOffice_project/33e196637044ead23f5c3226cde09b47731f7e27</meta:generator>
    <dc:title>Carlito Default</dc:title>
    <dc:date>2025-06-16T15:22:55.722127400</dc:date>
    <meta:document-statistic meta:table-count="0" meta:image-count="0" meta:object-count="0" meta:page-count="1" meta:paragraph-count="18" meta:word-count="82" meta:character-count="557" meta:non-whitespace-character-count="475"/>
    <meta:user-defined meta:name="AppVersion">16.0000</meta:user-defined>
    <meta:template xlink:type="simple" xlink:actuate="onRequest" xlink:title="Carlito Default" xlink:href="file:///C:/Users/Ranjith/AppData/Roaming/LibreOffice/4/user/template/Carlito%20Default.ott" meta:date="2025-06-16T14:44:10.828449300"/>
  </office:meta>
</office:document-meta>
</file>